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0.68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7.8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xwidgets</text:p>
          </draw:text-box>
        </draw:frame>
        <draw:frame presentation:style-name="pr2" draw:text-style-name="P1" draw:layer="layout" svg:width="25.199cm" svg:height="13.927cm" svg:x="1.4cm" svg:y="4.873cm" presentation:class="subtitle" presentation:user-transformed="true">
          <draw:text-box>
            <text:list text:style-name="L2">
              <text:list-item>
                <text:p text:style-name="P1">Toolkit/Library zur Realisierung graphischer Benutzeroberflächen</text:p>
              </text:list-item>
              <text:list-item>
                <text:p text:style-name="P1">Portabel Winows, MAC OS, Linux</text:p>
              </text:list-item>
              <text:list-item>
                <text:p text:style-name="P1">Open Source</text:p>
              </text:list-item>
              <text:list-item>
                <text:p text:style-name="P1">Designwerkzeug: wxformbuilder</text:p>
              </text:list-item>
              <text:list-item>
                <text:p text:style-name="P1">Homepage:<text:a xlink:href="https://www.wxwidgets.org/" xlink:type="simple">https://www.wxwidgets.org/</text:a></text:p>
              </text:list-item>
              <text:list-item>
                <text:p text:style-name="P1"><text:a xlink:href="http://sourceforge.net/projects/wxformbuilder/" xlink:type="simple">http://sourceforge.net/projects/wxformbuilder/</text:a></text:p>
              </text:list-item>
              <text:list-item>
                <text:p text:style-name="P1">Getting started: http://www.codeproject.com/Articles/11515/Introduction-to-wxWidget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rste Schritte mit wxformbuilder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reate Frame (Reiter Forms)</text:p>
              </text:list-item>
              <text:list-item>
                <text:p>Add Layout (Reiter Layout)</text:p>
              </text:list-item>
              <text:list-item>
                <text:p>AddComponents (Reiter Common/Additionals)</text:p>
                <text:list>
                  <text:list-item>
                    <text:p>Dazu Eigenschaften einstellen, zB. um ein mehrzeiliges Textarea zu erhalten: </text:p>
                    <text:list>
                      <text:list-header>
                        <text:p>style: wxTE_MULTILINE <text:s/></text:p>
                      </text:list-header>
                    </text:list>
                  </text:list-item>
                </text:list>
              </text:list-item>
              <text:list-item>
                <text:p>Mit Expand- und Stechbuttons in der Toolbar können die Komponenten aufgeweite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p text:style-name="P1">Komponenten können Events zugeordnet werden (rechte Seite, rechter Reiter)</text:p>
            <text:p text:style-name="P1">Beispiel:</text:p>
            <text:p text:style-name="P1">Button: OnLeftDown | OnQuit</text:p>
            <text:p text:style-name="P1"/>
            <text:list text:style-name="L3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uil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Projekt speichern → Beispiel.fbp</text:p>
              </text:list-item>
              <text:list-item>
                <text:p>Code genrieren → noname.cpp <text:s/>noname.h</text:p>
              </text:list-item>
              <text:list-item>
                <text:p>Main.cpp ergänzen → nächste Seite</text:p>
              </text:list-item>
              <text:list-item>
                <text:p>Compilieren</text:p>
                <text:list>
                  <text:list-item>
                    <text:p>g++ -c `wx-config --cxxflags` noname.cpp</text:p>
                  </text:list-item>
                  <text:list-item>
                    <text:p>g++ -c `wx-config --cxxflags` main.cpp</text:p>
                  </text:list-item>
                  <text:list-item>
                    <text:p>g++ -o beispiel noname.o main.o `wx-config --libs`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layer="layout" svg:width="28.386cm" svg:height="20.937cm" svg:x="0.014cm" svg:y="0.063cm">
          <draw:text-box>
            <text:p>#include "wx/wx.h" </text:p>
            <text:p>#include "noname.h"</text:p>
            <text:p/>
            <text:p>class MyApp: public wxApp</text:p>
            <text:p>{</text:p>
            <text:p><text:s text:c="4"/>virtual bool OnInit();</text:p>
            <text:p>};</text:p>
            <text:p/>
            <text:p>enum</text:p>
            <text:p>{</text:p>
            <text:p><text:s text:c="4"/>ID_Quit = 1,</text:p>
            <text:p><text:s text:c="4"/>ID_About,</text:p>
            <text:p>};</text:p>
            <text:p/>
            <text:p>// BEGIN_EVENT_TABLE(MyFrame, wxFrame)</text:p>
            <text:p>// <text:s text:c="4"/>EVT_MENU(ID_Quit, MyFrame::OnQuit)</text:p>
            <text:p>// <text:s text:c="4"/>EVT_MENU(ID_About, MyFrame::OnAbout)</text:p>
            <text:p>// END_EVENT_TABLE()</text:p>
            <text:p/>
            <text:p>IMPLEMENT_APP(MyApp)</text:p>
            <text:p/>
            <text:p>bool MyApp::OnInit()</text:p>
            <text:p>{</text:p>
            <text:p><text:s text:c="4"/>FrameBsp *frame = new FrameBsp( NULL, 1 ,"Beispiel", wxPoint(50,50), wxSize(450,340) );</text:p>
            <text:p><text:s text:c="4"/>frame-&gt;Show(TRUE);</text:p>
            <text:p><text:s text:c="4"/>SetTopWindow(frame);</text:p>
            <text:p><text:s text:c="4"/>return TRUE;</text:p>
            <text:p>} </text:p>
          </draw:text-box>
        </draw:frame>
        <draw:frame draw:style-name="gr3" draw:text-style-name="P2" draw:layer="layout" svg:width="10.2cm" svg:height="2.385cm" svg:x="15.4cm" svg:y="1.4cm">
          <draw:text-box>
            <text:p text:style-name="P2"><text:span text:style-name="T1">Main Funktion</text:span></text:p>
            <text:p text:style-name="P2"><text:span text:style-name="T2">Aus Hello world sample by Robert Roeblin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. Beck</meta:initial-creator>
    <meta:creation-date>2015-05-04T08:46:12.102180353</meta:creation-date>
    <dc:date>2015-05-04T13:50:34.835243282</dc:date>
    <dc:creator>A. Beck</dc:creator>
    <meta:editing-duration>PT4H58M5S</meta:editing-duration>
    <meta:editing-cycles>3</meta:editing-cycles>
    <meta:generator>LibreOffice/4.2.7.2$Linux_x86 LibreOffice_project/420m0$Build-2</meta:generator>
    <meta:document-statistic meta:object-count="41"/>
  </office:meta>
</office:document-meta>
</file>